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335" officeooo:paragraph-rsid="0002b335"/>
    </style:style>
    <style:style style:name="P2" style:family="paragraph" style:parent-style-name="Standard">
      <style:text-properties officeooo:rsid="0002b335" officeooo:paragraph-rsid="0002b335"/>
    </style:style>
    <style:style style:name="P3" style:family="paragraph" style:parent-style-name="Standard">
      <style:text-properties officeooo:rsid="00036b5c" officeooo:paragraph-rsid="00036b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You will not receive security or critical stability updates for this version.</text:p>
      <text:p text:style-name="Standard"/>
      <text:p text:style-name="Standard"><text:s text:c="2"/>You should migrate to a supported version of Node.js as soon as possible.</text:p>
      <text:p text:style-name="Standard"><text:s text:c="2"/>Use the installation script that corresponds to the version of Node.js you</text:p>
      <text:p text:style-name="Standard"><text:s text:c="2"/>wish to install. e.g.</text:p>
      <text:p text:style-name="Standard"/>
      <text:p text:style-name="Standard"><text:s text:c="3"/>* https://deb.nodesource.com/setup_10.x — Node.js 10 LTS "Dubnium"</text:p>
      <text:p text:style-name="Standard"><text:s text:c="3"/>* https://deb.nodesource.com/setup_12.x — Node.js 12 LTS "Erbium" (recommended)</text:p>
      <text:p text:style-name="Standard">* https://deb.nodesource.com/setup_14.x — Node.js 14 LTS "Fermium"</text:p>
      <text:p text:style-name="Standard"/>
      <text:p text:style-name="Standard"/>
      <text:p text:style-name="P1">importante</text:p>
      <text:p text:style-name="P1"><text:a xlink:type="simple" xlink:href="https://www.youtube.com/watch?v=EuZnr5NZWso" text:style-name="Internet_20_link" text:visited-style-name="Visited_20_Internet_20_Link">https://www.youtube.com/watch?v=EuZnr5NZWso</text:a></text:p>
      <text:p text:style-name="P1"><text:a xlink:type="simple" xlink:href="https://www.youtube.com/watch?v=_8HdvDqMVUI&amp;list=RDCMUCX9NJ471o7Wie1DQe94RVIg&amp;index=1" text:style-name="Internet_20_link" text:visited-style-name="Visited_20_Internet_20_Link">https://www.youtube.com/watch?v=_8HdvDqMVUI&amp;list=RDCMUCX9NJ471o7Wie1DQe94RVIg&amp;index=1</text:a></text:p>
      <text:p text:style-name="P1"/>
      <text:p text:style-name="P1"><text:a xlink:type="simple" xlink:href="https://www.youtube.com/watch?v=pk5WNnTzYyw&amp;list=RDCMUCX9NJ471o7Wie1DQe94RVIg&amp;start_radio=1&amp;t=92" text:style-name="Internet_20_link" text:visited-style-name="Visited_20_Internet_20_Link">https://www.youtube.com/watch?v=pk5WNnTzYyw&amp;list=RDCMUCX9NJ471o7Wie1DQe94RVIg&amp;start_radio=1&amp;t=92</text:a></text:p>
      <text:p text:style-name="P1"/>
      <text:p text:style-name="P3">git</text:p>
      <text:p text:style-name="P3">https://www.faztweb.com/curso/github-pages-free-hos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05:35:13.469100591</meta:creation-date>
    <dc:date>2020-10-17T04:27:05.816791778</dc:date>
    <meta:editing-duration>PT1H44M2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66" meta:character-count="762" meta:non-whitespace-character-count="692"/>
  </office:meta>
</office:document-meta>
</file>